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c8e2" officeooo:paragraph-rsid="0014c8e2"/>
    </style:style>
    <style:style style:name="P2" style:family="paragraph" style:parent-style-name="Standard">
      <style:text-properties officeooo:rsid="0014fcd1" officeooo:paragraph-rsid="0014fcd1"/>
    </style:style>
    <style:style style:name="P3" style:family="paragraph" style:parent-style-name="Standard">
      <style:text-properties officeooo:rsid="00179ba1" officeooo:paragraph-rsid="00179ba1"/>
    </style:style>
    <style:style style:name="T1" style:family="text">
      <style:text-properties officeooo:rsid="0015e0df"/>
    </style:style>
    <style:style style:name="T2" style:family="text">
      <style:text-properties officeooo:rsid="0015e374"/>
    </style:style>
    <style:style style:name="T3" style:family="text">
      <style:text-properties officeooo:rsid="0018f3d4"/>
    </style:style>
    <style:style style:name="T4" style:family="text">
      <style:text-properties officeooo:rsid="00191a14"/>
    </style:style>
    <style:style style:name="T5" style:family="text">
      <style:text-properties officeooo:rsid="00198ac8"/>
    </style:style>
    <style:style style:name="T6" style:family="text">
      <style:text-properties officeooo:rsid="001aee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k heb met gio om hulp gevraagd en overlegd verder heeft die mij geholpen met het opzetten van een framework.</text:p>
      <text:p text:style-name="P1">Mijn concepten heb ik zelf ontwikkeld en gecontrollerd op user friendlynis met mijn zus <text:line-break/></text:p>
      <text:p text:style-name="P2">notule overleg met henny</text:p>
      <text:p text:style-name="P2">18 juni </text:p>
      <text:p text:style-name="P2">q: hoe gaat het met je project</text:p>
      <text:p text:style-name="P2">a: <text:span text:style-name="T1">goed </text:span></text:p>
      <text:p text:style-name="P2"/>
      <text:p text:style-name="P2">q: waar ben je nu mee bezig?</text:p>
      <text:p text:style-name="P2">A: <text:span text:style-name="T1">ik ben nog aan het verkennen welk framework ik wil gebruiken</text:span></text:p>
      <text:p text:style-name="P2"/>
      <text:p text:style-name="P2">q: lukt het waar je mee bezig bent</text:p>
      <text:p text:style-name="P2">a: <text:span text:style-name="T1">opzich</text:span></text:p>
      <text:p text:style-name="P2"/>
      <text:p text:style-name="P2">q: denk je dat je de dealine gaat redden?</text:p>
      <text:p text:style-name="P2">A: <text:span text:style-name="T1">nee</text:span></text:p>
      <text:p text:style-name="P2"/>
      <text:p text:style-name="P2">q: heb je tips voor mij?</text:p>
      <text:p text:style-name="P2">A: <text:span text:style-name="T2">je moet echt aan je project gaan werken</text:span></text:p>
      <text:p text:style-name="P2"/>
      <text:p text:style-name="P3">henny gaat verder als h en constantijn als c </text:p>
      <text:p text:style-name="P2"/>
      <text:p text:style-name="P3">kotlin: c: wat vindt je van kotlin h: ik vindt de taal zelf prima jammer dat het een low level taal is en maar op een platform kan</text:p>
      <text:p text:style-name="P3">swift h: conto wat vindt jij dan van swift h: ik vindt swift beter want het is een high level taal die erg lijkt op javascript maar jammer dat de code getekend moet worden op het op je mobiel te kunnen draaien en dat je een mac nodig hebt</text:p>
      <text:p text:style-name="P3">react native: h: en react native dan? C: react native is een prima framework die gebaseerd is op <text:span text:style-name="T3">react </text:span></text:p>
      <text:p text:style-name="P3"/>
      <text:p text:style-name="P3">vs code <text:span text:style-name="T4">h: gebruk je vs code? C: </text:span><text:span text:style-name="T5">ja het is prima out of the box vergeleken met vim waar je een veel grootere learning curve hebt</text:span></text:p>
      <text:p text:style-name="P3">visual studio <text:span text:style-name="T5">h: en vs dan? C: vs is prima het werkt en heeft mooie out of the box tools</text:span></text:p>
      <text:p text:style-name="P3"/>
      <text:p text:style-name="P3">nfc <text:span text:style-name="T6">h: gebruik je zelf nfc in jouw project? C: ja ik wou het gebruiken maar uit eindelijk kon ik het niet gebruiken omdat geen 1 library in react native expo werkte </text:span></text:p>
      <text:p text:style-name="P3">camera <text:span text:style-name="T6">h: heb je toen overwogen om qr codes te gebruiken voor je project c: ja uit eindelijk heb ik dat gedaan omdat dat wel werkte met expo</text:span></text:p>
      <text:p text:style-name="P3">gps <text:span text:style-name="T6">h: c: gps is handig als je de locatie wilt weten</text:span></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8T08:31:58.586469230</meta:creation-date>
    <dc:date>2021-06-18T10:17:20.544008695</dc:date>
    <meta:editing-duration>PT22M29S</meta:editing-duration>
    <meta:editing-cycles>2</meta:editing-cycles>
    <meta:generator>LibreOffice/6.4.7.2$Linux_X86_64 LibreOffice_project/40$Build-2</meta:generator>
    <meta:document-statistic meta:table-count="0" meta:image-count="0" meta:object-count="0" meta:page-count="1" meta:paragraph-count="23" meta:word-count="328" meta:character-count="1604" meta:non-whitespace-character-count="1292"/>
  </office:meta>
</office:document-meta>
</file>